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lack-Lato" svg:font-family="Slack-Lato, Slack-Fractions, appleLogo, sans-serif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d1c1d" loext:opacity="100%" style:font-name="Slack-Lato" fo:font-size="11.25pt" fo:letter-spacing="normal" fo:font-style="normal" fo:font-weight="normal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d1c1d" loext:opacity="100%" style:font-name="Slack-Lato" fo:font-size="11.25pt" fo:letter-spacing="normal" fo:font-style="normal" fo:font-weight="bold" officeooo:rsid="000e0fc7" officeooo:paragraph-rsid="000e0fc7" style:font-weight-asian="bold" style:font-weight-complex="bold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d1c1d" loext:opacity="100%" style:font-name="Slack-Lato" fo:font-size="11.25pt" fo:letter-spacing="normal" fo:font-style="normal" fo:font-weight="normal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d1c1d" loext:opacity="100%" style:font-name="Slack-Lato" fo:font-size="11.25pt" fo:letter-spacing="normal" fo:font-style="normal" fo:font-weight="bold" officeooo:rsid="000e0fc7" officeooo:paragraph-rsid="000e0fc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Events and listeners</text:p>
      <text:p text:style-name="P1"/>
      <text:p text:style-name="P1">php artisan queue:work –queue=alisha</text:p>
      <text:p text:style-name="P1"/>
      <text:p text:style-name="P1">https://dev.to/kingsconsult/laravel-8-events-and-listeners-with-practical-example-9m7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lack-Lato" svg:font-family="Slack-Lato, Slack-Fractions, appleLog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2:26:02.052833994</meta:creation-date>
    <dc:date>2024-09-26T18:14:28.689974372</dc:date>
    <meta:editing-duration>PT20M3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" meta:word-count="8" meta:character-count="141" meta:non-whitespace-character-count="136"/>
  </office:meta>
</office:document-meta>
</file>